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6.556cm" table:align="left"/>
    </style:style>
    <style:style style:name="Tabelle1.A" style:family="table-column">
      <style:table-column-properties style:column-width="4.069cm"/>
    </style:style>
    <style:style style:name="Tabelle1.B" style:family="table-column">
      <style:table-column-properties style:column-width="12.487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fo:font-size="14pt" officeooo:rsid="00108b7d" officeooo:paragraph-rsid="00108b7d" style:font-size-asian="14pt" style:font-size-complex="14pt"/>
    </style:style>
    <style:style style:name="P2" style:family="paragraph" style:parent-style-name="Text_20_body">
      <style:text-properties fo:font-size="14pt" officeooo:rsid="00108b7d" style:font-size-asian="14pt" style:font-size-complex="14pt"/>
    </style:style>
    <style:style style:name="P3" style:family="paragraph" style:parent-style-name="Heading_20_3">
      <style:text-properties officeooo:rsid="00108b7d"/>
    </style:style>
    <style:style style:name="P4" style:family="paragraph" style:parent-style-name="Text_20_body" style:list-style-name="L1">
      <style:text-properties fo:font-size="14pt" officeooo:rsid="00108b7d" style:font-size-asian="14pt" style:font-size-complex="14pt"/>
    </style:style>
    <style:style style:name="P5" style:family="paragraph" style:parent-style-name="Text_20_body" style:list-style-name="L2">
      <style:text-properties fo:font-size="14pt" officeooo:rsid="00108b7d" style:font-size-asian="14pt" style:font-size-complex="14pt"/>
    </style:style>
    <style:style style:name="P6" style:family="paragraph" style:parent-style-name="Heading_20_3">
      <style:text-properties fo:font-size="14pt" officeooo:rsid="00108b7d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. <text:span text:style-name="Strong_20_Emphasis">Ausgangssituation</text:span></text:h>
      <text:p text:style-name="P2">Der Kunde betreibt eine Gaststätte mit klassischem Gastronomiebetrieb (z. B. Restaurant oder Biergarten). Die Servicekräfte nehmen Bestellungen derzeit <text:span text:style-name="Strong_20_Emphasis">manuell</text:span> auf – meist auf Papierblöcken oder durch Zuruf an die Küche. Die Abrechnung erfolgt über eine einfache Registrierkasse oder ein veraltetes Kassensystem.</text:p>
      <text:h text:style-name="P3" text:outline-level="3">2. <text:span text:style-name="Strong_20_Emphasis">Beteiligte Personen</text:span></text:h>
      <text:list text:style-name="L1">
        <text:list-item>
          <text:p text:style-name="P4"><text:span text:style-name="Strong_20_Emphasis">Servicekräfte</text:span>: Nehmen Bestellungen auf, kommunizieren mit Gästen und geben Bestellungen an Küche/Bar weiter.</text:p>
        </text:list-item>
        <text:list-item>
          <text:p text:style-name="P4"><text:span text:style-name="Strong_20_Emphasis">Küche / Bar</text:span>: Bereitet Speisen und Getränke anhand der Bestellungen vor.</text:p>
        </text:list-item>
        <text:list-item>
          <text:p text:style-name="P4"><text:span text:style-name="Strong_20_Emphasis">Gäste</text:span>: Konsumenten der angebotenen Speisen und Getränke. (Technisch irrelevant)</text:p>
        </text:list-item>
      </text:list>
      <text:h text:style-name="P3" text:outline-level="3">3. <text:span text:style-name="Strong_20_Emphasis">Derzeitige Abläufe</text:span></text:h>
      <text:list text:style-name="L2">
        <text:list-item>
          <text:p text:style-name="P5"><text:span text:style-name="Strong_20_Emphasis">Bestellaufnahme</text:span>: Servicekraft notiert Bestellung manuell.</text:p>
        </text:list-item>
        <text:list-item>
          <text:p text:style-name="P5"><text:span text:style-name="Strong_20_Emphasis">Weitergabe an Küche/Bar</text:span>: Persönlich oder durch Zettelübergabe.</text:p>
        </text:list-item>
        <text:list-item>
          <text:p text:style-name="P5"><text:span text:style-name="Strong_20_Emphasis">Abrechnung</text:span>: Entweder über Zettel oder manuelle Eingabe in Kassensystem.</text:p>
        </text:list-item>
        <text:list-item>
          <text:p text:style-name="P5"><text:span text:style-name="Strong_20_Emphasis">Berichtswesen</text:span>: Umsatzberichte werden manuell oder aus Kassensystem extrahiert.</text:p>
        </text:list-item>
      </text:list>
      <text:h text:style-name="P3" text:outline-level="3">4. <text:span text:style-name="Strong_20_Emphasis">Probleme im aktuellen System</text:span></text:h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Table_20_Heading">Bereich</text:p>
            </table:table-cell>
            <table:table-cell table:style-name="Tabelle1.A1" office:value-type="string">
              <text:p text:style-name="Table_20_Heading">Problem</text:p>
            </table:table-cell>
          </table:table-row>
        </table:table-header-rows>
        <table:table-row>
          <table:table-cell table:style-name="Tabelle1.A1" office:value-type="string">
            <text:p text:style-name="Table_20_Contents"><text:span text:style-name="Strong_20_Emphasis">Effizienz</text:span></text:p>
          </table:table-cell>
          <table:table-cell table:style-name="Tabelle1.A1" office:value-type="string">
            <text:p text:style-name="Table_20_Contents">Zeitverlust durch manuelle Prozesse.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Fehleranfälligkeit</text:span></text:p>
          </table:table-cell>
          <table:table-cell table:style-name="Tabelle1.A1" office:value-type="string">
            <text:p text:style-name="Table_20_Contents">Handschriftliche Bestellungen können falsch interpretiert werden.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Kommunikation</text:span></text:p>
          </table:table-cell>
          <table:table-cell table:style-name="Tabelle1.A1" office:value-type="string">
            <text:p text:style-name="Table_20_Contents">Verzögerungen durch physische Übergabe der Bestellungen.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Kundenzufriedenheit</text:span></text:p>
          </table:table-cell>
          <table:table-cell table:style-name="Tabelle1.A1" office:value-type="string">
            <text:p text:style-name="Table_20_Contents">Lange Wartezeiten oder Fehler bei Bestellungen.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Auswertungen</text:span></text:p>
          </table:table-cell>
          <table:table-cell table:style-name="Tabelle1.A1" office:value-type="string">
            <text:p text:style-name="Table_20_Contents">Keine oder nur eingeschränkte Auswertung von Verkaufsdaten möglich.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Flexibilität</text:span></text:p>
          </table:table-cell>
          <table:table-cell table:style-name="Tabelle1.A1" office:value-type="string">
            <text:p text:style-name="Table_20_Contents">Änderungen an Speisekarten oder Preisen nicht schnell umsetzbar.</text:p>
          </table:table-cell>
        </table:table-row>
      </table:table>
      <text:h text:style-name="P6" text:outline-level="3"><text:span text:style-name="Strong_20_Emphasi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5T08:58:58.657340577</meta:creation-date>
    <dc:date>2025-09-05T09:08:24.532327112</dc:date>
    <meta:editing-duration>PT9M26S</meta:editing-duration>
    <meta:editing-cycles>1</meta:editing-cycles>
    <meta:document-statistic meta:table-count="1" meta:image-count="0" meta:object-count="0" meta:page-count="1" meta:paragraph-count="26" meta:word-count="168" meta:character-count="1371" meta:non-whitespace-character-count="1235"/>
    <meta:generator>LibreOffice/25.2.5.2$Linux_X86_64 LibreOffice_project/520$Build-2</meta:generator>
  </office:meta>
</office:document-meta>
</file>